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ERGARAY MORALES, JAIME LUIS</text:p>
            <text:p text:style-name="P5"><text:span text:style-name="T15">Dni</text:span><text:span text:style-name="T14">:4306775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ERGARAY MORALES, JAIME LU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06775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31:1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